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Você utiliza senhas complexas e únicas para suas contas online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Você já recebeu notificações de tentativas de login não autorizadas em suas contas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altera suas senhas para contas online como medida de segurança?</text:p>
          </table:table-cell>
        </table:table-row>
        <table:table-row table:style-name="ro1">
          <table:table-cell office:value-type="string" calcext:value-type="string">
            <text:p>a) Mensalmente</text:p>
          </table:table-cell>
        </table:table-row>
        <table:table-row table:style-name="ro1">
          <table:table-cell office:value-type="string" calcext:value-type="string">
            <text:p>b) Trimestralmente</text:p>
          </table:table-cell>
        </table:table-row>
        <table:table-row table:style-name="ro1">
          <table:table-cell office:value-type="string" calcext:value-type="string">
            <text:p>c) Semestralmente</text:p>
          </table:table-cell>
        </table:table-row>
        <table:table-row table:style-name="ro1">
          <table:table-cell office:value-type="string" calcext:value-type="string">
            <text:p>d) Anualmente</text:p>
          </table:table-cell>
        </table:table-row>
        <table:table-row table:style-name="ro1">
          <table:table-cell office:value-type="string" calcext:value-type="string">
            <text:p>e) Raramente ou nunca</text:p>
          </table:table-cell>
        </table:table-row>
        <table:table-row table:style-name="ro1">
          <table:table-cell table:style-name="ce1" office:value-type="string" calcext:value-type="string">
            <text:p>Você utiliza autenticação de dois fatores (2FA) para proteger suas contas online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Você já teve suas contas online bloqueadas devido a múltiplas tentativas de login incorreta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costuma utilizar palavras facilmente associadas a você, como datas de nascimento ou nomes de familiares, em suas senha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Você recebeu notificações de serviços online sobre a necessidade de fortalecer suas senhas devido a sua fragilidad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verifica a atividade recente em suas contas online para identificar atividades suspeitas?</text:p>
          </table:table-cell>
        </table:table-row>
        <table:table-row table:style-name="ro1">
          <table:table-cell office:value-type="string" calcext:value-type="string">
            <text:p>a) Diariamente</text:p>
          </table:table-cell>
        </table:table-row>
        <table:table-row table:style-name="ro1">
          <table:table-cell office:value-type="string" calcext:value-type="string">
            <text:p>b) Semanalmente</text:p>
          </table:table-cell>
        </table:table-row>
        <table:table-row table:style-name="ro1">
          <table:table-cell office:value-type="string" calcext:value-type="string">
            <text:p>c) Mensalmente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Você utiliza gerenciadores de senhas para criar e armazenar senhas complexas de maneira segura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Você já teve experiências em que sua conta online foi comprometida devido a senhas fraca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3"/>
        </table:table-row>
        <table:table-row table:style-name="ro1">
          <table:table-cell table:style-name="ce3" office:value-type="string" calcext:value-type="string">
            <text:p>Ataques de Engenharia Social:</text:p>
          </table:table-cell>
        </table:table-row>
        <table:table-row table:style-name="ro1">
          <table:table-cell table:style-name="ce3"/>
        </table:table-row>
        <table:table-row table:style-name="ro1">
          <table:table-cell table:style-name="ce1" office:value-type="string" calcext:value-type="string">
            <text:p>Você já compartilhou informações confidenciais ou senhas em resposta a solicitações persuasivas, seja por telefone, e-mail ou mensagens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, se houver, você recebeu ligações ou mensagens de pessoas se passando por colegas de trabalho, amigos ou familiares para obter informações sensívei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participou de treinamentos de conscientização sobre segurança cibernética e engenharia social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vez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verificou a autenticidade de uma solicitação de informações antes de compartilhá-las, especialmente quando solicitado por meios eletrônicos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Você já recebeu e-mails ou mensagens online contendo links suspeitos que solicitavam ações imediatas, como clicar em um link ou baixar um anex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foi abordado por desconhecidos ou por meio de redes sociais para compartilhar informações pessoais ou financeira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costuma questionar ou desconfiar de ligações telefônicas ou mensagens inesperadas solicitando informações pessoais ou senhas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Quantas vezes você atualiza suas configurações de privacidade em redes sociais para limitar o acesso a informações pessoais?</text:p>
          </table:table-cell>
        </table:table-row>
        <table:table-row table:style-name="ro1">
          <table:table-cell office:value-type="string" calcext:value-type="string">
            <text:p>a) Regularmente</text:p>
          </table:table-cell>
        </table:table-row>
        <table:table-row table:style-name="ro1">
          <table:table-cell office:value-type="string" calcext:value-type="string">
            <text:p>b) Semestralmente</text:p>
          </table:table-cell>
        </table:table-row>
        <table:table-row table:style-name="ro1">
          <table:table-cell office:value-type="string" calcext:value-type="string">
            <text:p>c) Anualmente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Você já participou de simulações de phishing no ambiente de trabalho ou em treinamentos online para identificar ameaças de engenharia social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vez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relata atividades suspeitas de engenharia social aos administradores de sistemas ou à equipe de segurança cibernética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 table:number-rows-repeated="2">
          <table:table-cell table:style-name="ce3"/>
        </table:table-row>
        <table:table-row table:style-name="ro1">
          <table:table-cell table:style-name="ce1" office:value-type="string" calcext:value-type="string">
            <text:p>Você já recebeu mensagens online contendo linguagem ofensiva, ameaças ou difamação direcionada a você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, se houver, você foi alvo de comentários insultuosos em plataformas de redes sociais ou fóruns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teve suas fotos, vídeos ou informações pessoais compartilhadas online sem a sua permiss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foi alvo de perseguição online, como a criação de perfis falsos para difamar sua imagem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bloqueou ou denunciou usuários online devido a comportamento de assédio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Quantas vezes você sentiu que sua segurança pessoal ou profissional foi ameaçada devido a assédio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procurou ajuda ou suporte de plataformas online ou autoridades em resposta a situações de assédio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Quantas vezes você sentiu que sua reputação online foi prejudicada devido a experiências de assédi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presenciou ou foi vítima de discriminação online com base em características pessoais, como gênero, raça ou orientação sexual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mudou suas configurações de privacidade ou restringiu o acesso de desconhecidos em resposta a experiências de assédio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3" office:value-type="string" calcext:value-type="string">
            <text:p>doxing.</text:p>
          </table:table-cell>
        </table:table-row>
        <table:table-row table:style-name="ro1">
          <table:table-cell table:style-name="ce3"/>
        </table:table-row>
        <table:table-row table:style-name="ro1">
          <table:table-cell table:style-name="ce1" office:value-type="string" calcext:value-type="string">
            <text:p>Você já teve informações pessoais, como endereço, número de telefone ou documentos, expostas online sem a sua permiss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, se houver, você foi alvo de tentativas de descoberta e divulgação de informações pessoais por meio de ameaças ou perseguição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teve suas redes sociais ou contas online invadidas com o intuito de coletar e divulgar informações pessoai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descobriu que suas fotos, vídeos ou documentos foram compartilhados online sem a sua permiss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foi vítima de perseguição online, com a divulgação intencional de informações pessoais para prejudicar sua reputaç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alterou suas configurações de privacidade online para evitar o rastreamento e a divulgação não autorizada de suas informações pessoai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buscou ajuda ou suporte de plataformas online ou autoridades em resposta a situações de doxing?</text:p>
          </table:table-cell>
        </table:table-row>
        <table:table-row table:style-name="ro1">
          <table:table-cell office:value-type="string" calcext:value-type="string">
            <text:p>a) Sempre</text:p>
          </table:table-cell>
        </table:table-row>
        <table:table-row table:style-name="ro1">
          <table:table-cell office:value-type="string" calcext:value-type="string">
            <text:p>b) Frequente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Raramente</text:p>
          </table:table-cell>
        </table:table-row>
        <table:table-row table:style-name="ro1">
          <table:table-cell office:value-type="string" calcext:value-type="string">
            <text:p>e) Nunca</text:p>
          </table:table-cell>
        </table:table-row>
        <table:table-row table:style-name="ro1">
          <table:table-cell table:style-name="ce1" office:value-type="string" calcext:value-type="string">
            <text:p>Quantas vezes você sentiu que a exposição de suas informações pessoais online afetou negativamente sua vida pessoal ou profissional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presenciou ou foi vítima de discriminação online com base em informações pessoais divulgadas sem a sua permiss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mudou suas configurações de privacidade ou restringiu o acesso de desconhecidos em resposta a experiências de doxing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office:value-type="string" calcext:value-type="string">
            <text:p>Impersonação:</text:p>
          </table:table-cell>
        </table:table-row>
        <table:table-row table:style-name="ro1">
          <table:table-cell table:style-name="ce3"/>
        </table:table-row>
        <table:table-row table:style-name="ro1">
          <table:table-cell table:style-name="ce1" office:value-type="string" calcext:value-type="string">
            <text:p>Você já recebeu mensagens ou e-mails de pessoas que alegavam ser você, mas que não eram realmente você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, se houver, você descobriu a existência de perfis falsos ou contas que se faziam passar por você em redes sociais ou outras plataformas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teve amigos, familiares ou colegas questionando você sobre mensagens ou atividades online que não eram realmente sua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descobriu que alguém usou sua identidade online para realizar atividades fraudulentas ou prejudiciai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teve dificuldades para provar que certas ações online não foram realizadas por você, mas por alguém se passando por você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teve que relatar a existência de perfis falsos ou contas de impostores em seu nome para as plataformas relevante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experimentou consequências sociais ou profissionais devido a atividades fraudulentas realizadas em seu nome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revisa ou monitora ativamente suas contas online para identificar atividades suspeitas de impersonaç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Você já procurou a ajuda de autoridades ou serviços de suporte online para lidar com casos de impersonaç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mudou suas configurações de privacidade ou adotou medidas adicionais para proteger sua identidade online após casos de impersonaç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3" office:value-type="string" calcext:value-type="string">
            <text:p>Exclusão on-line:</text:p>
          </table:table-cell>
        </table:table-row>
        <table:table-row table:style-name="ro1">
          <table:table-cell table:style-name="ce3"/>
        </table:table-row>
        <table:table-row table:style-name="ro1">
          <table:table-cell table:style-name="ce1" office:value-type="string" calcext:value-type="string">
            <text:p>Você já teve experiências em que foi deliberadamente excluído ou banido de grupos online ou comunidade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, se houver, você percebeu que suas postagens, comentários ou contribuições online foram removidos por outras pessoas sem o seu consentiment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foi alvo de campanhas deliberadas para excluí-lo de plataformas ou espaços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teve dificuldades em restabelecer sua presença online após ser excluído de grupos ou plataforma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notou a disseminação de boatos ou informações falsas com o objetivo de desacreditá-lo ou excluí-lo de determinados ambientes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Raramente</text:p>
          </table:table-cell>
        </table:table-row>
        <table:table-row table:style-name="ro1">
          <table:table-cell office:value-type="string" calcext:value-type="string">
            <text:p>c) Às vezes</text:p>
          </table:table-cell>
        </table:table-row>
        <table:table-row table:style-name="ro1">
          <table:table-cell office:value-type="string" calcext:value-type="string">
            <text:p>d) Frequentemente</text:p>
          </table:table-cell>
        </table:table-row>
        <table:table-row table:style-name="ro1">
          <table:table-cell office:value-type="string" calcext:value-type="string">
            <text:p>e) Sempre</text:p>
          </table:table-cell>
        </table:table-row>
        <table:table-row table:style-name="ro1">
          <table:table-cell table:style-name="ce1" office:value-type="string" calcext:value-type="string">
            <text:p>Quantas vezes você buscou suporte ou intervenção de administradores de grupos ou plataformas para lidar com casos de exclusão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teve dificuldades para reconstruir sua reputação online após ser excluído de determinadas comunidades virtuais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ajustou suas configurações de privacidade ou adotou medidas adicionais para proteger sua presença online após casos de exclusão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Você já procurou aconselhamento ou suporte de amigos, familiares ou profissionais para lidar com o impacto emocional de ser excluído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  <table:table-row table:style-name="ro1">
          <table:table-cell table:style-name="ce1" office:value-type="string" calcext:value-type="string">
            <text:p>Quantas vezes você sentiu que sua vida social ou profissional foi afetada devido a experiências de exclusão online?</text:p>
          </table:table-cell>
        </table:table-row>
        <table:table-row table:style-name="ro1">
          <table:table-cell office:value-type="string" calcext:value-type="string">
            <text:p>a) Nunca</text:p>
          </table:table-cell>
        </table:table-row>
        <table:table-row table:style-name="ro1">
          <table:table-cell office:value-type="string" calcext:value-type="string">
            <text:p>b) Uma ou duas vezes</text:p>
          </table:table-cell>
        </table:table-row>
        <table:table-row table:style-name="ro1">
          <table:table-cell office:value-type="string" calcext:value-type="string">
            <text:p>c) Algumas vezes</text:p>
          </table:table-cell>
        </table:table-row>
        <table:table-row table:style-name="ro1">
          <table:table-cell office:value-type="string" calcext:value-type="string">
            <text:p>d) Muitas vezes</text:p>
          </table:table-cell>
        </table:table-row>
        <table:table-row table:style-name="ro1">
          <table:table-cell office:value-type="string" calcext:value-type="string">
            <text:p>e) Regularm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9:31:33.880307007</meta:creation-date>
    <dc:date>2023-11-18T19:33:58.647789269</dc:date>
    <meta:editing-duration>PT2M26S</meta:editing-duration>
    <meta:editing-cycles>1</meta:editing-cycles>
    <meta:generator>LibreOffice/7.3.7.2$Linux_X86_64 LibreOffice_project/30$Build-2</meta:generator>
    <meta:document-statistic meta:table-count="1" meta:cell-count="364" meta:object-count="0"/>
  </office:meta>
</office:document-meta>
</file>